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5f_BuiltIn_5f_Calcul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fo:color="#008000" style:font-name="Calibri" fo:font-weight="bold" style:font-weight-asian="bold" style:font-weight-complex="bold"/>
    </style:style>
    <style:style style:name="ce6" style:family="table-cell" style:parent-style-name="Excel_5f_BuiltIn_5f_Calcul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5f_BuiltIn_5f_Calcul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5f_BuiltIn_5f_Calcul" style:data-style-name="N0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5f_BuiltIn_5f_Calcul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34">
      <style:table-cell-properties fo:border-bottom="0.035cm solid #000000" fo:background-color="#c0c0c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4">
      <style:table-cell-properties fo:border-bottom="0.035cm solid #000000" fo:background-color="#c0c0c0" style:diagonal-bl-tr="none" style:diagonal-tl-br="none" fo:border-left="0.088cm solid #000000" fo:border-right="0.035cm solid #000000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5f_BuiltIn_5f_Calcul" style:data-style-name="N134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Calcul" style:data-style-name="N134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5f_BuiltIn_5f_Calcul" style:data-style-name="N134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5f_BuiltIn_5f_Calcul" style:data-style-name="N134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5f_BuiltIn_5f_Calcul" style:data-style-name="N134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8000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8000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13"/>
        <table:table-row table:style-name="ro2">
          <table:table-cell office:value-type="string">
            <text:p>nom_parking</text:p>
          </table:table-cell>
          <table:table-cell office:value-type="string">
            <text:p>type</text:p>
          </table:table-cell>
          <table:table-cell table:style-name="Default" office:value-type="string">
            <text:p>abonnement</text:p>
          </table:table-cell>
          <table:table-cell table:style-name="Default" office:value-type="string">
            <text:p>cout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string">
            <text:p>residents</text:p>
          </table:table-cell>
          <table:table-cell office:value-type="string">
            <text:p>Abonnement annuel résident (24h/24, 7j/7)</text:p>
          </table:table-cell>
          <table:table-cell table:style-name="ce10" office:value-type="float" office:value="848">
            <text:p>848,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string">
            <text:p>residents</text:p>
          </table:table-cell>
          <table:table-cell office:value-type="string">
            <text:p>Abonnement annuel résident (24h/24, 7j/7) - prélèv. Auto.</text:p>
          </table:table-cell>
          <table:table-cell table:style-name="ce11" office:value-type="float" office:value="73.5">
            <text:p>73,5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tam-voyages.com/presentation/?rub_code=34&amp;thm_id=382&amp;lang_id=1">Abonnement annuel petit rouleur (24h/24, 7j/7) - prélèv. Auto.</text:a></text:span></text:p>
          </table:table-cell>
          <table:table-cell table:style-name="ce11" office:value-type="float" office:value="41">
            <text:p>41,0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string">
            <text:p>tout usages</text:p>
          </table:table-cell>
          <table:table-cell table:style-name="ce5" office:value-type="string">
            <text:p><text:span text:style-name="T1"><text:a xlink:href="http://www.vincipark.com/fr/parkings/peyrou-pitot-34000300/subscriptions">Abonnement annuel voiture (24h/24, 7J/7)</text:a></text:span></text:p>
          </table:table-cell>
          <table:table-cell table:style-name="ce12" office:value-type="float" office:value="1228.8">
            <text:p>1 228,8 €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24h/24 - prélèv. auto.</text:p>
          </table:table-cell>
          <table:table-cell table:style-name="ce12" office:value-type="float" office:value="106.5">
            <text:p>106,5 €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s://www.resaplace.com/fr/parking/montpellier-hotel-de-ville-238">Abonnement mensuel résident</text:a></text:span></text:p>
          </table:table-cell>
          <table:table-cell office:value-type="float" office:value="87">
            <text:p>87,0 €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office:value-type="string">
            <text:p>travail</text:p>
          </table:table-cell>
          <table:table-cell office:value-type="string">
            <text:p><text:span text:style-name="T2"><text:a xlink:href="https://www.resaplace.com/fr/parking/montpellier-hotel-de-ville-238">Abonnement mensuel travail</text:a></text:span></text:p>
          </table:table-cell>
          <table:table-cell office:value-type="float" office:value="132">
            <text:p>132,0 €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office:value-type="string">
            <text:p>tourisme</text:p>
          </table:table-cell>
          <table:table-cell table:style-name="ce4" office:value-type="string">
            <text:p><text:span text:style-name="T1"><text:a xlink:href="https://www.resaplace.com/fr/parking/montpellier-gare-saint-roch-39">Forfait 7 jours</text:a></text:span></text:p>
          </table:table-cell>
          <table:table-cell office:value-type="float" office:value="50">
            <text:p>50,0 €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office:value-type="string">
            <text:p>tourisme</text:p>
          </table:table-cell>
          <table:table-cell table:style-name="ce7" office:value-type="string">
            <text:p><text:span text:style-name="T3"><text:a xlink:href="#Def°Abonnem.A1">Pass 7 jours</text:a></text:span></text:p>
          </table:table-cell>
          <table:table-cell office:value-type="float" office:value="70">
            <text:p>70,0 €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office:value-type="string">
            <text:p>tourisme</text:p>
          </table:table-cell>
          <table:table-cell table:style-name="ce7" office:value-type="string">
            <text:p><text:span text:style-name="T3"><text:a xlink:href="#Def°Abonnem.A1">Forfait week-end</text:a></text:span></text:p>
          </table:table-cell>
          <table:table-cell office:value-type="float" office:value="30">
            <text:p>30,0 €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office:value-type="string">
            <text:p>tout usages</text:p>
          </table:table-cell>
          <table:table-cell table:style-name="ce8" office:value-type="string">
            <text:p>Abonnement mensuel Grand Cœur</text:p>
          </table:table-cell>
          <table:table-cell table:style-name="ce14" office:value-type="float" office:value="96">
            <text:p>96,0 €</text:p>
          </table:table-cell>
        </table:table-row>
        <table:table-row table:style-name="ro2"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table:style-name="ce8" office:value-type="string">
            <text:p>Abonnement mensuel permanent résident</text:p>
          </table:table-cell>
          <table:table-cell table:style-name="ce14" office:value-type="float" office:value="53">
            <text:p>53,0 €</text:p>
          </table:table-cell>
        </table:table-row>
        <table:table-row table:style-name="ro2"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table:style-name="ce7" office:value-type="string">
            <text:p>Abonnement mensuel résident nuit + dimanche et JF</text:p>
          </table:table-cell>
          <table:table-cell office:value-type="float" office:value="10.5">
            <text:p>10,5 €</text:p>
          </table:table-cell>
        </table:table-row>
        <table:table-row table:style-name="ro2"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</text:a></text:span></text:p>
          </table:table-cell>
          <table:table-cell office:value-type="float" office:value="611.5">
            <text:p>611,5 €</text:p>
          </table:table-cell>
        </table:table-row>
        <table:table-row table:style-name="ro2"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 - prélèv. Auto.</text:a></text:span></text:p>
          </table:table-cell>
          <table:table-cell office:value-type="float" office:value="53">
            <text:p>53,0 €</text:p>
          </table:table-cell>
        </table:table-row>
        <table:table-row table:style-name="ro2"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179&amp;part_id=#thm185">Abonnement annuel nuit  L/V (18h/8h) + week-end et JF (24h/24)</text:a></text:span></text:p>
          </table:table-cell>
          <table:table-cell office:value-type="float" office:value="121.1">
            <text:p>121,1 €</text:p>
          </table:table-cell>
        </table:table-row>
        <table:table-row table:style-name="ro2"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179&amp;part_id=#thm185">Abonnement annuel nuit  L/V (18h/8h) + week-end et JF (24h/24) - prélèv. Auto.</text:a></text:span></text:p>
          </table:table-cell>
          <table:table-cell office:value-type="float" office:value="10.5">
            <text:p>10,5 €</text:p>
          </table:table-cell>
        </table:table-row>
        <table:table-row table:style-name="ro2">
          <table:table-cell table:style-name="ce2" office:value-type="string">
            <text:p>Arceaux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tam-voyages.com/presentation/?rub_code=34&amp;thm_id=382&amp;lang_id=1">Abonnement annuel petit rouleur (24h/24, 7j/7) - prélèv. Auto.</text:a></text:span></text:p>
          </table:table-cell>
          <table:table-cell table:style-name="ce15" office:value-type="float" office:value="26.5">
            <text:p>26,5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</text:a></text:span></text:p>
          </table:table-cell>
          <table:table-cell office:value-type="float" office:value="1026.9">
            <text:p>1 026,9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 - prélèv. Auto.</text:a></text:span></text:p>
          </table:table-cell>
          <table:table-cell office:value-type="float" office:value="89">
            <text:p>89,0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place réservée (24h/24, 7j/7)</text:a></text:span></text:p>
          </table:table-cell>
          <table:table-cell office:value-type="float" office:value="2076.9">
            <text:p>2 076,9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place réservée. (24h/24, 7j/7) - prélèv. Auto.</text:a></text:span></text:p>
          </table:table-cell>
          <table:table-cell office:value-type="float" office:value="180">
            <text:p>180,0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moto (24h/24, 7j/7)</text:a></text:span></text:p>
          </table:table-cell>
          <table:table-cell office:value-type="float" office:value="634.6">
            <text:p>634,6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moto (24h/24, 7j/7) - prélèv. Auto.</text:a></text:span></text:p>
          </table:table-cell>
          <table:table-cell office:value-type="float" office:value="55">
            <text:p>55,0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developpement durable</text:p>
          </table:table-cell>
          <table:table-cell table:style-name="ce7" office:value-type="string">
            <text:p>Abonnement mensuel véhicule électrique 4 roues</text:p>
          </table:table-cell>
          <table:table-cell office:value-type="float" office:value="634.6">
            <text:p>634,6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developpement durable</text:p>
          </table:table-cell>
          <table:table-cell table:style-name="ce7" office:value-type="string">
            <text:p>Abonnement mensuel véhicule électrique 4 roues - prélèv. Auto.</text:p>
          </table:table-cell>
          <table:table-cell office:value-type="float" office:value="55">
            <text:p>55,0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developpement durable</text:p>
          </table:table-cell>
          <table:table-cell table:style-name="ce7" office:value-type="string">
            <text:p>Abonnement mensuel véhicule électrique 2 roues</text:p>
          </table:table-cell>
          <table:table-cell office:value-type="float" office:value="328.8">
            <text:p>328,8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developpement durable</text:p>
          </table:table-cell>
          <table:table-cell table:style-name="ce7" office:value-type="string">
            <text:p>Abonnement mensuel véhicule électrique 2 roues - prélèv. Auto.</text:p>
          </table:table-cell>
          <table:table-cell office:value-type="float" office:value="28.5">
            <text:p>28,5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vincipark.com/fr/parkings/peyrou-pitot-34000300/subscriptions">Abonnement annuel voiture (24h/24, 7J/7)</text:a></text:span></text:p>
          </table:table-cell>
          <table:table-cell table:style-name="ce15" office:value-type="float" office:value="1557.6">
            <text:p>1 557,6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24h/24 - prélèv. auto.</text:p>
          </table:table-cell>
          <table:table-cell table:style-name="ce15" office:value-type="float" office:value="135">
            <text:p>135,0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Place réservée</text:p>
          </table:table-cell>
          <table:table-cell table:style-name="ce15" office:value-type="float" office:value="2076.9">
            <text:p>2 076,9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Place réservée - prélèv. auto.</text:p>
          </table:table-cell>
          <table:table-cell table:style-name="ce15" office:value-type="float" office:value="180">
            <text:p>180,0 €</text:p>
          </table:table-cell>
        </table:table-row>
        <table:table-row table:style-name="ro2">
          <table:table-cell office:value-type="string">
            <text:p>Comedie</text:p>
          </table:table-cell>
          <table:table-cell office:value-type="string">
            <text:p>tout usages</text:p>
          </table:table-cell>
          <table:table-cell table:style-name="ce9" office:value-type="string">
            <text:p>Abonnement annuel moto</text:p>
          </table:table-cell>
          <table:table-cell table:style-name="ce16" office:value-type="float" office:value="825">
            <text:p>825,0 €</text:p>
          </table:table-cell>
        </table:table-row>
        <table:table-row table:style-name="ro2">
          <table:table-cell office:value-type="string">
            <text:p>Europa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</text:a></text:span></text:p>
          </table:table-cell>
          <table:table-cell office:value-type="float" office:value="669.2">
            <text:p>669,2 €</text:p>
          </table:table-cell>
        </table:table-row>
        <table:table-row table:style-name="ro2">
          <table:table-cell office:value-type="string">
            <text:p>Europa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 - prélèv. Auto.</text:a></text:span></text:p>
          </table:table-cell>
          <table:table-cell office:value-type="float" office:value="58">
            <text:p>58,0 €</text:p>
          </table:table-cell>
        </table:table-row>
        <table:table-row table:style-name="ro2">
          <table:table-cell office:value-type="string">
            <text:p>Europa</text:p>
          </table:table-cell>
          <table:table-cell office:value-type="string">
            <text:p>tourisme</text:p>
          </table:table-cell>
          <table:table-cell table:style-name="ce6" office:value-type="string">
            <text:p>Forfait liaison parking/gare (tarif le 1er jour)</text:p>
          </table:table-cell>
          <table:table-cell office:value-type="float" office:value="5">
            <text:p>5,0 €</text:p>
          </table:table-cell>
        </table:table-row>
        <table:table-row table:style-name="ro2">
          <table:table-cell office:value-type="string">
            <text:p>Europa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tam-voyages.com/presentation/?rub_code=34&amp;thm_id=382&amp;lang_id=1">Abonnement annuel petit rouleur (24h/24, 7j/7) - prélèv. Auto.</text:a></text:span></text:p>
          </table:table-cell>
          <table:table-cell table:style-name="ce15" office:value-type="float" office:value="42">
            <text:p>42,0 €</text:p>
          </table:table-cell>
        </table:table-row>
        <table:table-row table:style-name="ro2">
          <table:table-cell office:value-type="string">
            <text:p>Europa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vincipark.com/fr/parkings/peyrou-pitot-34000300/subscriptions">Abonnement annuel voiture (24h/24, 7J/7)</text:a></text:span></text:p>
          </table:table-cell>
          <table:table-cell table:style-name="ce15" office:value-type="float" office:value="1442.3">
            <text:p>1 442,3 €</text:p>
          </table:table-cell>
        </table:table-row>
        <table:table-row table:style-name="ro2">
          <table:table-cell office:value-type="string">
            <text:p>Europa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24h/24 - prélèv. auto.</text:p>
          </table:table-cell>
          <table:table-cell table:style-name="ce15" office:value-type="float" office:value="125">
            <text:p>125,0 €</text:p>
          </table:table-cell>
        </table:table-row>
        <table:table-row table:style-name="ro3">
          <table:table-cell table:style-name="ce2" office:value-type="string">
            <text:p>Foch-Préfectur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s://www.resaplace.com/fr/parking/montpellier-hotel-de-ville-238">Abonnement mensuel résident</text:a></text:span></text:p>
          </table:table-cell>
          <table:table-cell office:value-type="float" office:value="87">
            <text:p>87,0 €</text:p>
          </table:table-cell>
        </table:table-row>
        <table:table-row table:style-name="ro3">
          <table:table-cell table:style-name="ce2" office:value-type="string">
            <text:p>Foch-Préfecture</text:p>
          </table:table-cell>
          <table:table-cell office:value-type="string">
            <text:p>travail</text:p>
          </table:table-cell>
          <table:table-cell office:value-type="string">
            <text:p><text:span text:style-name="T2"><text:a xlink:href="https://www.resaplace.com/fr/parking/montpellier-hotel-de-ville-238">Abonnement mensuel travail</text:a></text:span></text:p>
          </table:table-cell>
          <table:table-cell office:value-type="float" office:value="132">
            <text:p>132,0 €</text:p>
          </table:table-cell>
        </table:table-row>
        <table:table-row table:style-name="ro3">
          <table:table-cell table:style-name="ce2" office:value-type="string">
            <text:p>Foch-Préfecture</text:p>
          </table:table-cell>
          <table:table-cell office:value-type="string">
            <text:p>tout usages</text:p>
          </table:table-cell>
          <table:table-cell table:style-name="ce8" office:value-type="string">
            <text:p>Abonnement mensuel Grand Cœur</text:p>
          </table:table-cell>
          <table:table-cell table:style-name="ce14" office:value-type="float" office:value="96">
            <text:p>96,0 €</text:p>
          </table:table-cell>
        </table:table-row>
        <table:table-row table:style-name="ro4">
          <table:table-cell office:value-type="string">
            <text:p>Gambetta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</text:a></text:span></text:p>
          </table:table-cell>
          <table:table-cell office:value-type="float" office:value="911.5">
            <text:p>911,5 €</text:p>
          </table:table-cell>
        </table:table-row>
        <table:table-row table:style-name="ro4">
          <table:table-cell office:value-type="string">
            <text:p>Gambetta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 - prélèv. Auto.</text:a></text:span></text:p>
          </table:table-cell>
          <table:table-cell office:value-type="float" office:value="79">
            <text:p>79,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string">
            <text:p>tourisme</text:p>
          </table:table-cell>
          <table:table-cell table:style-name="ce6" office:value-type="string">
            <text:p>Forfait liaison parking/gare (tarif le 1er jour)</text:p>
          </table:table-cell>
          <table:table-cell office:value-type="float" office:value="15">
            <text:p>15,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string">
            <text:p>tourisme</text:p>
          </table:table-cell>
          <table:table-cell table:style-name="ce4" office:value-type="string">
            <text:p><text:span text:style-name="T1"><text:a xlink:href="https://www.resaplace.com/fr/parking/montpellier-gare-saint-roch-39">Forfait mensuel</text:a></text:span></text:p>
          </table:table-cell>
          <table:table-cell office:value-type="float" office:value="146">
            <text:p>146,0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vincipark.com/fr/parkings/peyrou-pitot-34000300/subscriptions">Abonnement annuel voiture (24h/24, 7J/7)</text:a></text:span></text:p>
          </table:table-cell>
          <table:table-cell table:style-name="ce15" office:value-type="float" office:value="1407.5">
            <text:p>1 407,5 €</text:p>
          </table:table-cell>
        </table:table-row>
        <table:table-row table:style-name="ro2">
          <table:table-cell office:value-type="string">
            <text:p>Gambetta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24h/24 - prélèv. auto.</text:p>
          </table:table-cell>
          <table:table-cell table:style-name="ce15" office:value-type="float" office:value="122">
            <text:p>122,0 €</text:p>
          </table:table-cell>
        </table:table-row>
        <table:table-row table:style-name="ro4">
          <table:table-cell office:value-type="string">
            <text:p>Laissac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</text:a></text:span></text:p>
          </table:table-cell>
          <table:table-cell office:value-type="float" office:value="1038.4">
            <text:p>1 038,4 €</text:p>
          </table:table-cell>
        </table:table-row>
        <table:table-row table:style-name="ro4">
          <table:table-cell office:value-type="string">
            <text:p>Laissac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 - prélèv. Auto.</text:a></text:span></text:p>
          </table:table-cell>
          <table:table-cell office:value-type="float" office:value="90">
            <text:p>90,0 €</text:p>
          </table:table-cell>
        </table:table-row>
        <table:table-row table:style-name="ro4">
          <table:table-cell office:value-type="string">
            <text:p>Laissac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place réservée (24h/24, 7j/7)</text:a></text:span></text:p>
          </table:table-cell>
          <table:table-cell office:value-type="float" office:value="1148">
            <text:p>1 148,0 €</text:p>
          </table:table-cell>
        </table:table-row>
        <table:table-row table:style-name="ro4">
          <table:table-cell office:value-type="string">
            <text:p>Laissac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place réservée. (24h/24, 7j/7) - prélèv. Auto.</text:a></text:span></text:p>
          </table:table-cell>
          <table:table-cell office:value-type="float" office:value="99.5">
            <text:p>99,5 €</text:p>
          </table:table-cell>
        </table:table-row>
        <table:table-row table:style-name="ro4">
          <table:table-cell office:value-type="string">
            <text:p>Laissac</text:p>
          </table:table-cell>
          <table:table-cell office:value-type="string">
            <text:p>tourisme</text:p>
          </table:table-cell>
          <table:table-cell table:style-name="ce6" office:value-type="string">
            <text:p>Forfait liaison parking/gare (tarif le 1er jour)</text:p>
          </table:table-cell>
          <table:table-cell office:value-type="float" office:value="15">
            <text:p>15,0 €</text:p>
          </table:table-cell>
        </table:table-row>
        <table:table-row table:style-name="ro4">
          <table:table-cell office:value-type="string">
            <text:p>Laissac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Place réservée</text:p>
          </table:table-cell>
          <table:table-cell table:style-name="ce15" office:value-type="float" office:value="1476.8">
            <text:p>1 476,8 €</text:p>
          </table:table-cell>
        </table:table-row>
        <table:table-row table:style-name="ro4">
          <table:table-cell office:value-type="string">
            <text:p>Laissac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Place réservée - prélèv. auto.</text:p>
          </table:table-cell>
          <table:table-cell table:style-name="ce15" office:value-type="float" office:value="128">
            <text:p>128,0 €</text:p>
          </table:table-cell>
        </table:table-row>
        <table:table-row table:style-name="ro4">
          <table:table-cell office:value-type="string">
            <text:p>Pitot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moto (24h/24, 7j/7)</text:a></text:span></text:p>
          </table:table-cell>
          <table:table-cell office:value-type="float" office:value="53">
            <text:p>53,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vincipark.com/fr/parkings/peyrou-pitot-34000300/subscriptions">Abonnement mensuel voiture (24h/24, 7j/7)</text:a></text:span></text:p>
          </table:table-cell>
          <table:table-cell office:value-type="float" office:value="150">
            <text:p>150,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http/www.vincipark.com/fr/parkings/peyrou-pitot-34000300/subscriptions.com/fr/parkings/peyrou-pitot-34000300/subscriptions">Abonnement trimestriel voiture (24h/24, 7j/7)</text:a></text:span></text:p>
          </table:table-cell>
          <table:table-cell office:value-type="float" office:value="421">
            <text:p>421,0 €</text:p>
          </table:table-cell>
        </table:table-row>
        <table:table-row table:style-name="ro2">
          <table:table-cell office:value-type="string">
            <text:p>Pitot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vincipark.com/fr/parkings/peyrou-pitot-34000300/subscriptions">Abonnement annuel voiture (24h/24, 7J/7)</text:a></text:span></text:p>
          </table:table-cell>
          <table:table-cell table:style-name="ce15" office:value-type="float" office:value="1500">
            <text:p>1 500,0 €</text:p>
          </table:table-cell>
        </table:table-row>
        <table:table-row table:style-name="ro4">
          <table:table-cell office:value-type="string">
            <text:p>Hotel de vill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s://www.resaplace.com/fr/parking/montpellier-hotel-de-ville-238">Abonnement mensuel résident</text:a></text:span></text:p>
          </table:table-cell>
          <table:table-cell office:value-type="float" office:value="60">
            <text:p>60,0 €</text:p>
          </table:table-cell>
        </table:table-row>
        <table:table-row table:style-name="ro4">
          <table:table-cell office:value-type="string">
            <text:p>Hotel de vill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s://www.resaplace.com/fr/parking/montpellier-hotel-de-ville-238">Abonnement mensuel résident nuit + week-end</text:a></text:span></text:p>
          </table:table-cell>
          <table:table-cell office:value-type="float" office:value="40">
            <text:p>40,0 €</text:p>
          </table:table-cell>
        </table:table-row>
        <table:table-row table:style-name="ro4">
          <table:table-cell office:value-type="string">
            <text:p>Hotel de ville</text:p>
          </table:table-cell>
          <table:table-cell office:value-type="string">
            <text:p>travail</text:p>
          </table:table-cell>
          <table:table-cell office:value-type="string">
            <text:p><text:span text:style-name="T2"><text:a xlink:href="https://www.resaplace.com/fr/parking/montpellier-hotel-de-ville-238">Abonnement mensuel travail</text:a></text:span></text:p>
          </table:table-cell>
          <table:table-cell office:value-type="float" office:value="100">
            <text:p>100,0 €</text:p>
          </table:table-cell>
        </table:table-row>
        <table:table-row table:style-name="ro4">
          <table:table-cell office:value-type="string">
            <text:p>Hotel de ville</text:p>
          </table:table-cell>
          <table:table-cell office:value-type="string">
            <text:p>travail</text:p>
          </table:table-cell>
          <table:table-cell office:value-type="string">
            <text:p><text:span text:style-name="T2"><text:a xlink:href="https://www.resaplace.com/fr/parking/montpellier-hotel-de-ville-238">Abonnement mensuel travail jour L/V (6h/22h)</text:a></text:span></text:p>
          </table:table-cell>
          <table:table-cell office:value-type="float" office:value="80">
            <text:p>80,0 €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 number:grouping="true"/>
      <number:text> €</number:text>
    </number:number-style>
    <number:time-style style:name="N135" number:truncate-on-overflow="false">
      <number:hours/>
      <number:text>:</number:text>
      <number:minutes number:style="long"/>
    </number:time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12/01/2017</text:date>, <text:time>13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cherel</meta:initial-creator>
    <meta:creation-date>2017-01-11T16:47:57.30</meta:creation-date>
    <dc:date>2017-01-12T13:40:55.03</dc:date>
    <dc:creator>julien cherel</dc:creator>
    <meta:editing-duration>PT41M24S</meta:editing-duration>
    <meta:editing-cycles>5</meta:editing-cycles>
    <meta:generator>OpenOffice/4.1.1$Win32 OpenOffice.org_project/411m6$Build-9775</meta:generator>
    <meta:document-statistic meta:table-count="3" meta:cell-count="256" meta:object-count="0"/>
  </office:meta>
</office:document-meta>
</file>